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27cm" svg:y="0.762cm">
          <draw:text-box>
            <text:p text:style-name="P1"><text:span text:style-name="T1">Hymn #390</text:span></text:p>
            <text:p text:style-name="P1"><text:span text:style-name="T2">“</text:span><text:span text:style-name="T2">Let Us All with Gladsome Voi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27cm" svg:y="0.762cm">
          <draw:text-box>
            <text:p text:style-name="P1"><text:span text:style-name="T3">1.</text:span><text:span text:style-name="T4"> Let us all with gladsome voice</text:span></text:p>
            <text:p text:style-name="P1"><text:span text:style-name="T4">Praise the God of heaven,</text:span></text:p>
            <text:p text:style-name="P1"><text:span text:style-name="T4">Who, to bid our hearts rejoice,</text:span></text:p>
            <text:p text:style-name="P1"><text:span text:style-name="T4">His own Son hath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892cm" svg:height="8.701cm" svg:x="1.27cm" svg:y="0.762cm">
          <draw:text-box>
            <text:p text:style-name="P1"><text:span text:style-name="T3">2.</text:span><text:span text:style-name="T4"><text:tab/></text:span><text:span text:style-name="T4">To this vale of tears He comes,</text:span></text:p>
            <text:p text:style-name="P1"><text:span text:style-name="T4">Here to serve in sadness,</text:span></text:p>
            <text:p text:style-name="P1"><text:span text:style-name="T4">That with Him in heav’n’s fair homes</text:span></text:p>
            <text:p text:style-name="P1"><text:span text:style-name="T4">We may reign in gladness.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892cm" svg:height="7.011cm" svg:x="1.27cm" svg:y="0.762cm">
          <draw:text-box>
            <text:p text:style-name="P1"><text:span text:style-name="T3">3.</text:span><text:span text:style-name="T4"><text:tab/></text:span><text:span text:style-name="T4">We are rich, for He was poor;</text:span></text:p>
            <text:p text:style-name="P1"><text:span text:style-name="T4">Is not this a wonder?</text:span></text:p>
            <text:p text:style-name="P1"><text:span text:style-name="T4">Therefore praise God evermore</text:span></text:p>
            <text:p text:style-name="P1"><text:span text:style-name="T4">Here on earth and yo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4" draw:layer="layout" svg:width="24.892cm" svg:height="11.711cm" svg:x="1.27cm" svg:y="0.762cm">
          <draw:text-box>
            <text:p text:style-name="P1"><text:span text:style-name="T3">4.</text:span><text:span text:style-name="T4"><text:tab/></text:span><text:span text:style-name="T4">Christ, our Lord and Savior dear,</text:span></text:p>
            <text:p text:style-name="P1"><text:span text:style-name="T4">Be Thou ever near us.</text:span></text:p>
            <text:p text:style-name="P1"><text:span text:style-name="T4">Grant us now a glad new year.</text:span></text:p>
            <text:p text:style-name="P1"><text:span text:style-name="T4">Amen, Jesus, hear us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2"/></text:span><text:span text:style-name="T6">Public Domain</text:span><text:span text:style-name="T5"> <text:s text:c="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1:44:07.480000000</meta:creation-date>
    <dc:date>2019-01-16T23:19:01.671000000</dc:date>
    <meta:editing-duration>PT8M40S</meta:editing-duration>
    <meta:editing-cycles>4</meta:editing-cycles>
    <meta:generator>LibreOffice/6.1.3.2$Windows_X86_64 LibreOffice_project/86daf60bf00efa86ad547e59e09d6bb77c699acb</meta:generator>
    <meta:document-statistic meta:object-count="96"/>
  </office:meta>
</office:document-meta>
</file>